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13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4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normal" officeooo:rsid="00016e92" officeooo:paragraph-rsid="00016e92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officeooo:rsid="0004cd49" officeooo:paragraph-rsid="0004cd49" style:font-size-asian="16pt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4cd49" officeooo:paragraph-rsid="0004cd49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officeooo:rsid="0004cd49" officeooo:paragraph-rsid="0004cd49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rsid="0004cd49" officeooo:paragraph-rsid="0004cd4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fo:font-weight="normal" officeooo:rsid="0004cd49" officeooo:paragraph-rsid="0004cd4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loext:contextual-spacing="false" fo:text-align="start" style:justify-single-word="false"/>
      <style:text-properties fo:font-size="16pt" fo:font-weight="bold" officeooo:rsid="0004cd49" officeooo:paragraph-rsid="0004cd4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/>
      <style:text-properties style:font-name="Monospaced" fo:font-size="7pt" fo:font-weight="normal" officeooo:rsid="000733b9" officeooo:paragraph-rsid="000733b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/>
      <style:text-properties style:font-name="Monospaced" fo:font-size="11pt" fo:font-weight="normal" officeooo:rsid="0004cd49" officeooo:paragraph-rsid="0004cd4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Monospaced" fo:font-size="7.5pt" fo:font-weight="normal" officeooo:rsid="000733b9" officeooo:paragraph-rsid="000733b9" style:font-size-asian="7.5pt" style:font-weight-asian="normal" style:font-size-complex="7.5pt" style:font-weight-complex="normal"/>
    </style:style>
    <style:style style:name="P2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Monospaced" fo:font-size="8pt" fo:font-weight="normal" officeooo:rsid="000733b9" officeooo:paragraph-rsid="000733b9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/>
      <style:text-properties fo:font-size="11pt" fo:font-weight="normal" officeooo:rsid="0004cd49" officeooo:paragraph-rsid="0004cd49" style:font-size-asian="11pt" style:font-weight-asian="normal" style:font-size-complex="11pt" style:font-weight-complex="normal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2pt" fo:font-weight="bold" officeooo:rsid="0004cd49" style:font-size-asian="12pt" style:font-weight-asian="bold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1"/>
    </style:style>
    <style:style style:name="T9" style:family="text">
      <style:text-properties style:font-name="Times New Roman" fo:font-size="14pt" officeooo:rsid="00016e92" style:font-size-asian="14pt" style:font-name-complex="Times New Roman1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2" style:family="text">
      <style:text-properties style:font-name="Times New Roman" fo:language="ru" fo:country="RU" style:font-name-complex="Times New Roman1"/>
    </style:style>
    <style:style style:name="T13" style:family="text">
      <style:text-properties officeooo:rsid="0004cd49"/>
    </style:style>
    <style:style style:name="T14" style:family="text">
      <style:text-properties fo:language="ru" fo:country="RU" style:font-name-complex="Times New Roman1"/>
    </style:style>
    <style:style style:name="T15" style:family="text">
      <style:text-properties fo:language="ru" fo:country="RU" fo:font-style="normal" style:font-style-asian="normal" style:font-name-complex="Times New Roman1"/>
    </style:style>
    <style:style style:name="T16" style:family="text">
      <style:text-properties fo:color="#cc7832" style:font-name="DejaVu Sans Mono" fo:font-size="13pt" fo:font-style="normal" style:font-size-asian="13pt" style:font-style-asian="normal"/>
    </style:style>
    <style:style style:name="T17" style:family="text">
      <style:text-properties fo:color="#cc7832" style:font-name="DejaVu Sans Mono" fo:font-size="13pt" fo:language="ru" fo:country="RU" fo:font-style="normal" style:font-size-asian="13pt" style:font-style-asian="normal" style:font-name-complex="Times New Roman1"/>
    </style:style>
    <style:style style:name="T18" style:family="text">
      <style:text-properties fo:color="#cc7832" style:font-name="Monospaced" fo:font-size="13pt" fo:font-style="normal" style:font-size-asian="13pt" style:font-style-asian="normal"/>
    </style:style>
    <style:style style:name="T19" style:family="text">
      <style:text-properties fo:color="#cc7832" style:font-name="Monospaced" fo:font-size="13pt" fo:font-style="normal" style:font-size-asian="13pt" style:font-style-asian="normal" style:font-size-complex="13pt"/>
    </style:style>
    <style:style style:name="T20" style:family="text">
      <style:text-properties fo:color="#cc7832" fo:font-size="13pt" fo:language="ru" fo:country="RU" fo:font-style="normal" style:font-size-asian="13pt" style:font-style-asian="normal" style:font-name-complex="Times New Roman1"/>
    </style:style>
    <style:style style:name="T21" style:family="text">
      <style:text-properties fo:color="#cc7832" fo:font-size="13pt" fo:font-style="normal" style:font-size-asian="13pt" style:font-style-asian="normal"/>
    </style:style>
    <style:style style:name="T22" style:family="text">
      <style:text-properties fo:color="#cc7832" fo:language="ru" fo:country="RU" fo:font-style="normal" style:font-style-asian="normal" style:font-name-complex="Times New Roman1"/>
    </style:style>
    <style:style style:name="T23" style:family="text">
      <style:text-properties fo:color="#cc7832" fo:font-style="normal" style:font-style-asian="normal"/>
    </style:style>
    <style:style style:name="T24" style:family="text">
      <style:text-properties fo:color="#a9b7c6" style:font-name="DejaVu Sans Mono" fo:font-size="13pt" fo:font-style="normal" style:font-size-asian="13pt" style:font-style-asian="normal"/>
    </style:style>
    <style:style style:name="T25" style:family="text">
      <style:text-properties fo:color="#a9b7c6" style:font-name="Monospaced" fo:font-size="13pt" fo:font-style="normal" style:font-size-asian="13pt" style:font-style-asian="normal"/>
    </style:style>
    <style:style style:name="T26" style:family="text">
      <style:text-properties fo:color="#a9b7c6" style:font-name="Monospaced" fo:font-size="13pt" fo:font-style="normal" style:font-size-asian="13pt" style:font-style-asian="normal" style:font-size-complex="13pt"/>
    </style:style>
    <style:style style:name="T27" style:family="text">
      <style:text-properties fo:color="#a9b7c6" fo:font-size="13pt" fo:font-style="normal" style:font-size-asian="13pt" style:font-style-asian="normal"/>
    </style:style>
    <style:style style:name="T28" style:family="text">
      <style:text-properties fo:color="#a9b7c6" fo:font-style="normal" style:font-style-asian="normal"/>
    </style:style>
    <style:style style:name="T29" style:family="text">
      <style:text-properties fo:color="#6897bb" style:font-name="DejaVu Sans Mono" fo:font-size="13pt" fo:font-style="normal" style:font-size-asian="13pt" style:font-style-asian="normal"/>
    </style:style>
    <style:style style:name="T30" style:family="text">
      <style:text-properties fo:color="#6897bb" style:font-name="Monospaced" fo:font-size="13pt" fo:font-style="normal" style:font-size-asian="13pt" style:font-style-asian="normal"/>
    </style:style>
    <style:style style:name="T31" style:family="text">
      <style:text-properties fo:color="#6897bb" style:font-name="Monospaced" fo:font-size="13pt" fo:font-style="normal" style:font-size-asian="13pt" style:font-style-asian="normal" style:font-size-complex="13pt"/>
    </style:style>
    <style:style style:name="T32" style:family="text">
      <style:text-properties fo:color="#6897bb" fo:font-size="13pt" fo:font-style="normal" style:font-size-asian="13pt" style:font-style-asian="normal"/>
    </style:style>
    <style:style style:name="T33" style:family="text">
      <style:text-properties fo:color="#6897bb" fo:font-style="normal" style:font-style-asian="normal"/>
    </style:style>
    <style:style style:name="T34" style:family="text">
      <style:text-properties fo:color="#8888c6" style:font-name="DejaVu Sans Mono" fo:font-size="13pt" fo:font-style="normal" style:font-size-asian="13pt" style:font-style-asian="normal"/>
    </style:style>
    <style:style style:name="T35" style:family="text">
      <style:text-properties fo:color="#8888c6" style:font-name="Monospaced" fo:font-size="13pt" fo:font-style="normal" style:font-size-asian="13pt" style:font-style-asian="normal"/>
    </style:style>
    <style:style style:name="T36" style:family="text">
      <style:text-properties fo:color="#8888c6" style:font-name="Monospaced" fo:font-size="13pt" fo:font-style="normal" style:font-size-asian="13pt" style:font-style-asian="normal" style:font-size-complex="13pt"/>
    </style:style>
    <style:style style:name="T37" style:family="text">
      <style:text-properties fo:color="#8888c6" fo:font-size="13pt" fo:font-style="normal" style:font-size-asian="13pt" style:font-style-asian="normal"/>
    </style:style>
    <style:style style:name="T38" style:family="text">
      <style:text-properties fo:color="#8888c6" fo:font-style="normal" style:font-style-asian="normal"/>
    </style:style>
    <style:style style:name="T39" style:family="text">
      <style:text-properties fo:color="#6a8759" style:font-name="DejaVu Sans Mono" fo:font-size="13pt" fo:font-style="normal" style:font-size-asian="13pt" style:font-style-asian="normal"/>
    </style:style>
    <style:style style:name="T40" style:family="text">
      <style:text-properties fo:color="#6a8759" style:font-name="Monospaced" fo:font-size="13pt" fo:font-style="normal" style:font-size-asian="13pt" style:font-style-asian="normal"/>
    </style:style>
    <style:style style:name="T41" style:family="text">
      <style:text-properties fo:color="#6a8759" style:font-name="Monospaced" fo:font-size="13pt" fo:font-style="normal" style:font-size-asian="13pt" style:font-style-asian="normal" style:font-size-complex="13pt"/>
    </style:style>
    <style:style style:name="T42" style:family="text">
      <style:text-properties style:font-name="Monospaced"/>
    </style:style>
    <style:style style:name="T43" style:family="text">
      <style:text-properties style:font-name="Monospaced" fo:font-size="13pt" style:font-size-asian="13pt" style:font-size-complex="13pt"/>
    </style:style>
    <style:style style:name="T44" style:family="text">
      <style:text-properties fo:color="#c9211e" style:font-name="Monospaced" fo:font-size="13pt" fo:font-style="normal" style:font-size-asian="13pt" style:font-style-asian="normal" style:font-size-complex="13pt"/>
    </style:style>
    <style:style style:name="T45" style:family="text">
      <style:text-properties fo:color="#c9211e" style:font-name="Monospaced" fo:font-size="13pt" fo:font-style="normal" style:font-size-asian="13pt" style:font-style-asian="normal" style:font-size-complex="13pt"/>
    </style:style>
    <style:style style:name="T46" style:family="text">
      <style:text-properties fo:color="#c9211e" style:font-name="Monospaced" fo:font-size="13pt" fo:font-style="normal" style:font-size-asian="13pt" style:font-style-asian="normal" style:font-size-complex="13pt"/>
    </style:style>
    <style:style style:name="T47" style:family="text">
      <style:text-properties fo:color="#c9211e" style:font-name="Monospaced" fo:font-size="13pt" fo:font-style="normal" style:font-size-asian="13pt" style:font-style-asian="normal" style:font-size-complex="13pt"/>
    </style:style>
    <style:style style:name="T48" style:family="text">
      <style:text-properties fo:color="#c9211e" style:font-name="Monospaced" fo:font-size="13pt" fo:font-style="normal" style:font-size-asian="13pt" style:font-style-asian="normal" style:font-size-complex="13pt"/>
    </style:style>
    <style:style style:name="T49" style:family="text">
      <style:text-properties fo:color="#c9211e" style:font-name="Monospaced" fo:font-size="13pt" style:font-size-asian="13pt" style:font-size-complex="13pt"/>
    </style:style>
    <style:style style:name="T50" style:family="text">
      <style:text-properties fo:color="#000000" style:font-name="Monospaced"/>
    </style:style>
    <style:style style:name="T51" style:family="text">
      <style:text-properties fo:color="#000000" style:font-name="Monospaced" fo:font-size="13pt" fo:font-style="normal" style:font-size-asian="13pt" style:font-style-asian="normal" style:font-size-complex="13pt"/>
    </style:style>
    <style:style style:name="T52" style:family="text">
      <style:text-properties fo:color="#000000" style:font-name="Monospaced" fo:font-size="13pt" fo:font-style="normal" style:font-size-asian="13pt" style:font-style-asian="normal" style:font-size-complex="13pt"/>
    </style:style>
    <style:style style:name="T53" style:family="text">
      <style:text-properties fo:color="#000000" style:font-name="Monospaced" fo:font-size="13pt" fo:font-style="normal" style:font-size-asian="13pt" style:font-style-asian="normal" style:font-size-complex="13pt"/>
    </style:style>
    <style:style style:name="T54" style:family="text">
      <style:text-properties fo:color="#000000" style:font-name="Monospaced" fo:font-size="13pt" fo:font-style="normal" style:font-size-asian="13pt" style:font-style-asian="normal" style:font-size-complex="13pt"/>
    </style:style>
    <style:style style:name="T55" style:family="text">
      <style:text-properties fo:color="#000000" style:font-name="Monospaced" fo:font-size="13pt" fo:font-style="normal" style:font-size-asian="13pt" style:font-style-asian="normal" style:font-size-complex="13pt"/>
    </style:style>
    <style:style style:name="T56" style:family="text">
      <style:text-properties fo:color="#000000" style:font-name="Monospaced" fo:font-size="13pt" style:font-size-asian="13pt" style:font-size-complex="13pt"/>
    </style:style>
    <style:style style:name="T57" style:family="text">
      <style:text-properties fo:color="#000000" style:font-name="Monospaced" fo:font-style="normal" style:font-style-asian="normal"/>
    </style:style>
    <style:style style:name="T58" style:family="text">
      <style:text-properties fo:color="#000000" style:font-name="Monospaced" fo:font-style="normal" style:font-style-asian="normal"/>
    </style:style>
    <style:style style:name="T59" style:family="text">
      <style:text-properties fo:color="#000000" style:font-name="Monospaced" fo:font-style="normal" style:font-style-asian="normal"/>
    </style:style>
    <style:style style:name="T60" style:family="text">
      <style:text-properties fo:color="#000000" style:font-name="Monospaced" fo:font-style="normal" style:font-style-asian="normal"/>
    </style:style>
    <style:style style:name="T61" style:family="text">
      <style:text-properties fo:color="#000000" style:font-name="Monospaced" fo:font-style="normal" style:font-style-asian="normal"/>
    </style:style>
    <style:style style:name="T62" style:family="text">
      <style:text-properties fo:color="#b200b2" style:font-name="DejaVu Sans Mono" fo:font-size="13pt" fo:font-style="normal" style:font-size-asian="13pt" style:font-style-asian="normal"/>
    </style:style>
    <style:style style:name="T63" style:family="text">
      <style:text-properties fo:color="#b200b2" fo:font-size="13pt" fo:font-style="normal" style:font-size-asian="13pt" style:font-style-asian="normal"/>
    </style:style>
    <style:style style:name="T64" style:family="text">
      <style:text-properties fo:color="#b200b2" fo:font-style="normal" style:font-style-asian="normal"/>
    </style:style>
    <style:style style:name="T65" style:family="text">
      <style:text-properties fo:color="#94558d" style:font-name="DejaVu Sans Mono" fo:font-size="13pt" fo:font-style="normal" style:font-size-asian="13pt" style:font-style-asian="normal"/>
    </style:style>
    <style:style style:name="T66" style:family="text">
      <style:text-properties fo:color="#94558d" fo:font-size="13pt" fo:font-style="normal" style:font-size-asian="13pt" style:font-style-asian="normal"/>
    </style:style>
    <style:style style:name="T67" style:family="text">
      <style:text-properties fo:color="#94558d" fo:font-style="normal" style:font-style-asian="normal"/>
    </style:style>
    <style:style style:name="T68" style:family="text">
      <style:text-properties fo:color="#629755" style:font-name="DejaVu Sans Mono" fo:font-size="13pt" fo:font-style="italic" style:font-size-asian="13pt" style:font-style-asian="italic"/>
    </style:style>
    <style:style style:name="T69" style:family="text">
      <style:text-properties fo:color="#629755" fo:font-size="13pt" fo:font-style="italic" style:font-size-asian="13pt" style:font-style-asian="italic"/>
    </style:style>
    <style:style style:name="T70" style:family="text">
      <style:text-properties fo:color="#629755" fo:font-style="italic" style:font-style-asian="italic"/>
    </style:style>
    <style:style style:name="T71" style:family="text">
      <style:text-properties fo:color="#aa4926" style:font-name="DejaVu Sans Mono" fo:font-size="13pt" fo:font-style="normal" style:font-size-asian="13pt" style:font-style-asian="normal"/>
    </style:style>
    <style:style style:name="T72" style:family="text">
      <style:text-properties fo:color="#aa4926" fo:font-size="13pt" fo:font-style="normal" style:font-size-asian="13pt" style:font-style-asian="normal"/>
    </style:style>
    <style:style style:name="T73" style:family="text">
      <style:text-properties fo:color="#aa4926" fo:font-style="normal" style:font-style-asian="normal"/>
    </style:style>
    <style:style style:name="T74" style:family="text">
      <style:text-properties fo:color="#ffc66d" style:font-name="DejaVu Sans Mono" fo:font-size="13pt" fo:font-style="normal" style:font-size-asian="13pt" style:font-style-asian="normal"/>
    </style:style>
    <style:style style:name="T75" style:family="text">
      <style:text-properties fo:color="#ffc66d" fo:font-size="13pt" fo:font-style="normal" style:font-size-asian="13pt" style:font-style-asian="normal"/>
    </style:style>
    <style:style style:name="T76" style:family="text">
      <style:text-properties fo:color="#ffc66d" fo:font-style="normal" style:font-style-asian="normal"/>
    </style:style>
    <style:style style:name="T77" style:family="text">
      <style:text-properties fo:color="#808080" style:font-name="DejaVu Sans Mono" fo:font-size="13pt" fo:font-style="normal" style:font-size-asian="13pt" style:font-style-asian="normal"/>
    </style:style>
    <style:style style:name="T78" style:family="text">
      <style:text-properties fo:color="#808080" fo:font-size="13pt" fo:font-style="normal" style:font-size-asian="13pt" style:font-style-asian="normal"/>
    </style:style>
    <style:style style:name="T79" style:family="text">
      <style:text-properties fo:color="#808080" fo:font-style="normal" style:font-style-asian="normal"/>
    </style:style>
    <style:style style:name="T80" style:family="text">
      <style:text-properties fo:font-style="normal" style:font-style-asian="normal"/>
    </style:style>
    <style:style style:name="T81" style:family="text">
      <style:text-properties fo:font-style="normal" style:font-style-asian="normal"/>
    </style:style>
    <style:style style:name="T82" style:family="text">
      <style:text-properties fo:font-style="normal" style:font-style-asian="normal"/>
    </style:style>
    <style:style style:name="T83" style:family="text">
      <style:text-properties fo:font-style="normal" style:font-style-asian="normal"/>
    </style:style>
    <style:style style:name="T84" style:family="text">
      <style:text-properties fo:font-style="normal" style:font-style-asian="normal"/>
    </style:style>
    <style:style style:name="T85" style:family="text">
      <style:text-properties fo:font-style="normal" style:font-style-asian="normal"/>
    </style:style>
    <style:style style:name="T86" style:family="text">
      <style:text-properties fo:font-style="normal" style:font-style-asian="normal"/>
    </style:style>
    <style:style style:name="T87" style:family="text">
      <style:text-properties fo:font-style="normal" style:font-style-asian="normal"/>
    </style:style>
    <style:style style:name="T88" style:family="text">
      <style:text-properties fo:font-style="normal" style:font-style-asian="normal"/>
    </style:style>
    <style:style style:name="T89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БЕЛОРУССКИЙ ГОСУДАРСТВЕННЫЙ УНИВЕРСИТЕТ</text:p>
      <text:p text:style-name="P14">Факультет прикладной математики и информатики</text:p>
      <text:p text:style-name="P2"/>
      <text:p text:style-name="P2"/>
      <text:p text:style-name="P2"/>
      <text:p text:style-name="P15">Соколов Евгений Викторович</text:p>
      <text:p text:style-name="P5"/>
      <text:p text:style-name="P8"/>
      <text:p text:style-name="P8"/>
      <text:p text:style-name="P9"/>
      <text:p text:style-name="P17">Лабораторная работа №<text:span text:style-name="T13">1</text:span></text:p>
      <text:p text:style-name="P10"/>
      <text:p text:style-name="P16">Решение систем линейных уравнений, нахождение определителя и обратной матрицы методом Гаусса с выбором главного элемента по всей матрице</text:p>
      <text:p text:style-name="P11"/>
      <text:p text:style-name="P4"><text:span text:style-name="T6">С</text:span><text:span text:style-name="T8">тудент</text:span><text:span text:style-name="T9">а </text:span><text:span text:style-name="T8">2 курса 7 группы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7"/>
      <text:p text:style-name="P7"/>
      <text:p text:style-name="P3"><text:span text:style-name="T4">Зачтено _ </text:span><text:span text:style-name="T5">декабря</text:span><text:span text:style-name="T3"> </text:span><text:span text:style-name="T4">201</text:span><text:span text:style-name="T3">9</text:span><text:span text:style-name="T4"> г</text:span><text:span text:style-name="T10">. <text:s text:c="47"/>Преподаватель </text:span></text:p>
      <text:p text:style-name="P3"><text:span text:style-name="T8">_____________________ <text:s text:c="28"/></text:span><text:span text:style-name="T11"><text:s/>Радкевич Елена Владимировна</text:span></text:p>
      <text:p text:style-name="P7">(подпись преподавателя)</text:p>
      <text:p text:style-name="P12"/>
      <text:p text:style-name="P12"/>
      <text:p text:style-name="P12"/>
      <text:p text:style-name="P6"/>
      <text:p text:style-name="P4"><text:span text:style-name="T1">Минск, 201</text:span><text:span text:style-name="T2">9</text:span></text:p>
      <text:p text:style-name="P21"><text:soft-page-break/><text:span text:style-name="T7">Постановка задачи</text:span><text:span text:style-name="T2"><text:line-break/></text:span></text:p>
      <text:p text:style-name="P22"><text:span text:style-name="T2">Решить систему линейных уравнений методом Гаусса. Вычислить определитель матрицы. Найти обратную матрицу, сделать проверку.</text:span></text:p>
      <text:p text:style-name="P22"><text:span text:style-name="T2"/></text:p>
      <text:p text:style-name="P22"><text:span text:style-name="T2"/></text:p>
      <text:p text:style-name="P23"><text:span text:style-name="T12">Листинг программы</text:span></text:p>
      <text:p text:style-name="P25"><text:span text:style-name="T12">#toolkit.py</text:span></text:p>
      <text:p text:style-name="P29"><text:span text:style-name="T80">import </text:span><text:span text:style-name="T80">numpy </text:span><text:span text:style-name="T80">as </text:span><text:span text:style-name="T80">np</text:span><text:line-break/><text:line-break/><text:line-break/><text:span text:style-name="T80">class </text:span><text:span text:style-name="T80">SLAE:</text:span><text:line-break/><text:span text:style-name="T80"> <text:s text:c="3"/></text:span><text:span text:style-name="T80">def </text:span><text:span text:style-name="T80">__init__</text:span><text:span text:style-name="T80">(</text:span><text:span text:style-name="T80">self</text:span><text:span text:style-name="T80">, </text:span><text:span text:style-name="T80">matrix</text:span><text:span text:style-name="T80">, </text:span><text:span text:style-name="T80">vector):</text:span><text:line-break/><text:span text:style-name="T80"> <text:s text:c="7"/></text:span><text:span text:style-name="T89">"""Initialize System of Linear Algebraic Equations"""</text:span><text:line-break/><text:span text:style-name="T89"> <text:s text:c="7"/></text:span><text:span text:style-name="T80">self</text:span><text:span text:style-name="T80">.initial_matrix = np.array(matrix)</text:span><text:line-break/><text:span text:style-name="T80"> <text:s text:c="7"/></text:span><text:span text:style-name="T80">self</text:span><text:span text:style-name="T80">.initial_vector = vector</text:span><text:line-break/><text:span text:style-name="T80"> <text:s text:c="7"/></text:span><text:span text:style-name="T80">self</text:span><text:span text:style-name="T80">.dimension = </text:span><text:span text:style-name="T80">len</text:span><text:span text:style-name="T80">(vector)</text:span><text:line-break/><text:span text:style-name="T80"> <text:s text:c="7"/></text:span><text:span text:style-name="T80">self</text:span><text:span text:style-name="T80">.determinant = </text:span><text:span text:style-name="T80">1</text:span><text:line-break/><text:span text:style-name="T80"> <text:s text:c="7"/></text:span><text:span text:style-name="T80">self</text:span><text:span text:style-name="T80">.inverse = np.identity(</text:span><text:span text:style-name="T80">self</text:span><text:span text:style-name="T80">.dimension)</text:span><text:line-break/><text:span text:style-name="T80"> <text:s text:c="7"/></text:span><text:span text:style-name="T80">self</text:span><text:span text:style-name="T80">.solution = []</text:span><text:line-break/><text:span text:style-name="T80"> <text:s text:c="7"/></text:span><text:span text:style-name="T80">self</text:span><text:span text:style-name="T80">.system = np.append(matrix</text:span><text:span text:style-name="T80">, </text:span><text:span text:style-name="T80">np.array(vector)[np.newaxis].T</text:span><text:span text:style-name="T80">, </text:span><text:span text:style-name="T80">axis</text:span><text:span text:style-name="T80">=</text:span><text:span text:style-name="T80">1</text:span><text:span text:style-name="T80">)</text:span><text:line-break/><text:span text:style-name="T80"> <text:s text:c="7"/></text:span><text:span text:style-name="T80">self</text:span><text:span text:style-name="T80">.system = np.append(</text:span><text:span text:style-name="T80">self</text:span><text:span text:style-name="T80">.system</text:span><text:span text:style-name="T80">, </text:span><text:span text:style-name="T80">self</text:span><text:span text:style-name="T80">.inverse</text:span><text:span text:style-name="T80">, </text:span><text:span text:style-name="T80">axis</text:span><text:span text:style-name="T80">=</text:span><text:span text:style-name="T80">1</text:span><text:span text:style-name="T80">)</text:span><text:line-break/><text:line-break/><text:span text:style-name="T80"> <text:s text:c="3"/></text:span><text:span text:style-name="T80">def </text:span><text:span text:style-name="T80">preprocess</text:span><text:span text:style-name="T80">(</text:span><text:span text:style-name="T80">self</text:span><text:span text:style-name="T80">, </text:span><text:span text:style-name="T80">index):</text:span><text:line-break/><text:span text:style-name="T80"> <text:s text:c="7"/></text:span><text:span text:style-name="T89">"""Preprocess the matrix:</text:span><text:line-break/><text:span text:style-name="T89"> <text:s text:c="7"/>-find an item with the greatest absolute value</text:span><text:line-break/><text:span text:style-name="T89"> <text:s text:c="7"/>-swap rows &amp; columns so that it lays onto index position of the diagonal</text:span><text:line-break/><text:span text:style-name="T89"> <text:s text:c="7"/>"""</text:span><text:line-break/><text:span text:style-name="T89"> <text:s text:c="7"/></text:span><text:span text:style-name="T80">max_value</text:span><text:span text:style-name="T80">, </text:span><text:span text:style-name="T80">max_i</text:span><text:span text:style-name="T80">, </text:span><text:span text:style-name="T80">max_j = </text:span><text:span text:style-name="T80">0</text:span><text:span text:style-name="T80">, </text:span><text:span text:style-name="T80">0</text:span><text:span text:style-name="T80">, </text:span><text:span text:style-name="T80">0</text:span><text:line-break/><text:span text:style-name="T80"> <text:s text:c="7"/></text:span><text:span text:style-name="T80">for </text:span><text:span text:style-name="T80">i </text:span><text:span text:style-name="T80">in </text:span><text:span text:style-name="T80">range</text:span><text:span text:style-name="T80">(index</text:span><text:span text:style-name="T80">, </text:span><text:span text:style-name="T80">self</text:span><text:span text:style-name="T80">.dimension):</text:span><text:line-break/><text:span text:style-name="T80"> <text:s text:c="11"/></text:span><text:span text:style-name="T80">for </text:span><text:span text:style-name="T80">j </text:span><text:span text:style-name="T80">in </text:span><text:span text:style-name="T80">range</text:span><text:span text:style-name="T80">(index</text:span><text:span text:style-name="T80">, </text:span><text:span text:style-name="T80">self</text:span><text:span text:style-name="T80">.dimension):</text:span><text:line-break/><text:span text:style-name="T80"> <text:s text:c="15"/></text:span><text:span text:style-name="T80">if </text:span><text:span text:style-name="T80">abs</text:span><text:span text:style-name="T80">(</text:span><text:span text:style-name="T80">self</text:span><text:span text:style-name="T80">.system[i][j]) &gt; max_value:</text:span><text:line-break/><text:span text:style-name="T80"> <text:s text:c="19"/>max_value</text:span><text:span text:style-name="T80">, </text:span><text:span text:style-name="T80">max_i</text:span><text:span text:style-name="T80">, </text:span><text:span text:style-name="T80">max_j = </text:span><text:span text:style-name="T80">abs</text:span><text:span text:style-name="T80">(</text:span><text:span text:style-name="T80">self</text:span><text:span text:style-name="T80">.system[i][j])</text:span><text:span text:style-name="T80">, </text:span><text:span text:style-name="T80">i</text:span><text:span text:style-name="T80">, </text:span><text:span text:style-name="T80">j</text:span><text:line-break/><text:line-break/><text:span text:style-name="T80"> <text:s text:c="7"/></text:span><text:span text:style-name="T80"># Perform necessary swaps</text:span><text:line-break/><text:span text:style-name="T80"> <text:s text:c="7"/></text:span><text:span text:style-name="T80">self</text:span><text:span text:style-name="T80">.system[index]</text:span><text:span text:style-name="T80">, </text:span><text:span text:style-name="T80">self</text:span><text:span text:style-name="T80">.system[max_i] = </text:span><text:span text:style-name="T80">self</text:span><text:span text:style-name="T80">.system[max_i]</text:span><text:span text:style-name="T80">, </text:span><text:span text:style-name="T80">self</text:span><text:span text:style-name="T80">.system[index].copy()</text:span><text:line-break/><text:span text:style-name="T80"> <text:s text:c="7"/></text:span><text:span text:style-name="T80">self</text:span><text:span text:style-name="T80">.system[:</text:span><text:span text:style-name="T80">, </text:span><text:span text:style-name="T80">index]</text:span><text:span text:style-name="T80">, </text:span><text:span text:style-name="T80">self</text:span><text:span text:style-name="T80">.system[:</text:span><text:span text:style-name="T80">, </text:span><text:span text:style-name="T80">max_j] = </text:span><text:span text:style-name="T80">self</text:span><text:span text:style-name="T80">.system[:</text:span><text:span text:style-name="T80">, </text:span><text:span text:style-name="T80">max_j]</text:span><text:span text:style-name="T80">, </text:span><text:span text:style-name="T80">self</text:span><text:span text:style-name="T80">.system[:</text:span><text:span text:style-name="T80">, </text:span><text:span text:style-name="T80">index].copy()</text:span><text:line-break/><text:line-break/><text:span text:style-name="T80"> <text:s text:c="7"/></text:span><text:span text:style-name="T80"># Change the determinant if needed: use XOR to avoid extra check</text:span><text:line-break/><text:span text:style-name="T80"> <text:s text:c="7"/></text:span><text:span text:style-name="T80">if </text:span><text:span text:style-name="T80">max_i == index ^ max_j == index:</text:span><text:line-break/><text:span text:style-name="T80"> <text:s text:c="11"/></text:span><text:span text:style-name="T80">self</text:span><text:span text:style-name="T80">.determinant *= -</text:span><text:span text:style-name="T80">1</text:span><text:line-break/><text:line-break/><text:span text:style-name="T80"> <text:s text:c="3"/></text:span><text:span text:style-name="T80">def </text:span><text:span text:style-name="T80">forward</text:span><text:span text:style-name="T80">(</text:span><text:span text:style-name="T80">self</text:span><text:span text:style-name="T80">, </text:span><text:span text:style-name="T80">index):</text:span><text:line-break/><text:span text:style-name="T80"> <text:s text:c="7"/></text:span><text:span text:style-name="T89">"""</text:span><text:line-break/><text:span text:style-name="T89"> <text:s text:c="7"/>Terminate all elements below index position on the diagonal</text:span><text:line-break/><text:span text:style-name="T89"> <text:s text:c="7"/>by executing elementary row operations.</text:span><text:line-break/><text:span text:style-name="T89"> <text:s text:c="7"/>"""</text:span><text:line-break/><text:span text:style-name="T89"> <text:s text:c="7"/></text:span><text:span text:style-name="T80">for </text:span><text:span text:style-name="T80">i </text:span><text:span text:style-name="T80">in </text:span><text:span text:style-name="T80">range</text:span><text:span text:style-name="T80">(index + </text:span><text:span text:style-name="T80">1</text:span><text:span text:style-name="T80">, </text:span><text:span text:style-name="T80">self</text:span><text:span text:style-name="T80">.dimension):</text:span><text:line-break/><text:span text:style-name="T80"> <text:s text:c="11"/></text:span><text:span text:style-name="T80">self</text:span><text:span text:style-name="T80">.system[i] = </text:span><text:span text:style-name="T80">self</text:span><text:span text:style-name="T80">.system[i] - </text:span><text:span text:style-name="T80">self</text:span><text:span text:style-name="T80">.system[index] / </text:span><text:span text:style-name="T80">self</text:span><text:span text:style-name="T80">.system[index][index] * </text:span><text:span text:style-name="T80">self</text:span><text:span text:style-name="T80">.system[i][index]</text:span><text:line-break/><text:line-break/><text:span text:style-name="T80"> <text:s text:c="3"/></text:span><text:span text:style-name="T80">def </text:span><text:span text:style-name="T80">backwards</text:span><text:span text:style-name="T80">(</text:span><text:span text:style-name="T80">self</text:span><text:span text:style-name="T80">, </text:span><text:span text:style-name="T80">index):</text:span><text:line-break/><text:span text:style-name="T89"> <text:s text:c="7"/></text:span><text:span text:style-name="T80">self</text:span><text:span text:style-name="T80">.system[index] /= </text:span><text:span text:style-name="T80">self</text:span><text:span text:style-name="T80">.system[index][index]</text:span><text:line-break/><text:span text:style-name="T80"> <text:s text:c="7"/></text:span><text:span text:style-name="T80">for </text:span><text:span text:style-name="T80">i </text:span><text:span text:style-name="T80">in </text:span><text:span text:style-name="T80">range</text:span><text:span text:style-name="T80">(index):</text:span><text:line-break/><text:span text:style-name="T80"> <text:s text:c="11"/></text:span><text:span text:style-name="T80">self</text:span><text:span text:style-name="T80">.system[i] = </text:span><text:span text:style-name="T80">self</text:span><text:span text:style-name="T80">.system[i] - </text:span><text:span text:style-name="T80">self</text:span><text:span text:style-name="T80">.system[index] * </text:span><text:span text:style-name="T80">self</text:span><text:span text:style-name="T80">.system[i][index]</text:span><text:line-break/><text:line-break/><text:span text:style-name="T80"> <text:s text:c="3"/></text:span><text:span text:style-name="T80">def </text:span><text:span text:style-name="T80">gaussian_elimination</text:span><text:span text:style-name="T80">(</text:span><text:span text:style-name="T80">self</text:span><text:span text:style-name="T80">):</text:span><text:line-break/><text:span text:style-name="T80"> <text:s text:c="7"/></text:span><text:span text:style-name="T89">"""</text:span><text:line-break/><text:span text:style-name="T89"> <text:s text:c="7"/>Perform Gaussian elimination algorithm.</text:span><text:line-break/><text:span text:style-name="T89"> <text:s text:c="7"/>Use the diagonal elements to compute the determinant.</text:span><text:line-break/><text:span text:style-name="T89"> <text:s text:c="7"/>Meanwhile, process unit-matrix in order to build inverse matrix.</text:span><text:line-break/><text:span text:style-name="T89"> <text:s text:c="7"/>"""</text:span><text:line-break/><text:soft-page-break/><text:span text:style-name="T89"> <text:s text:c="7"/></text:span><text:span text:style-name="T80"># Forward elimination</text:span><text:line-break/><text:span text:style-name="T80"> <text:s text:c="7"/></text:span><text:span text:style-name="T80">for </text:span><text:span text:style-name="T80">i </text:span><text:span text:style-name="T80">in </text:span><text:span text:style-name="T80">range</text:span><text:span text:style-name="T80">(</text:span><text:span text:style-name="T80">self</text:span><text:span text:style-name="T80">.dimension):</text:span><text:line-break/><text:span text:style-name="T80"> <text:s text:c="11"/></text:span><text:span text:style-name="T80">self</text:span><text:span text:style-name="T80">.preprocess(i)</text:span><text:line-break/><text:span text:style-name="T80"> <text:s text:c="11"/></text:span><text:span text:style-name="T80">self</text:span><text:span text:style-name="T80">.forward(i)</text:span><text:line-break/><text:span text:style-name="T80"> <text:s text:c="11"/></text:span><text:span text:style-name="T80">self</text:span><text:span text:style-name="T80">.determinant *= </text:span><text:span text:style-name="T80">self</text:span><text:span text:style-name="T80">.system[i][i]</text:span><text:line-break/><text:span text:style-name="T80"> <text:s text:c="7"/></text:span><text:span text:style-name="T80">self</text:span><text:span text:style-name="T80">.system</text:span><text:span text:style-name="T80">, </text:span><text:span text:style-name="T80">self</text:span><text:span text:style-name="T80">.inverse = </text:span><text:span text:style-name="T80">self</text:span><text:span text:style-name="T80">.system[:</text:span><text:span text:style-name="T80">, </text:span><text:span text:style-name="T80">: -</text:span><text:span text:style-name="T80">self</text:span><text:span text:style-name="T80">.dimension]</text:span><text:span text:style-name="T80">, </text:span><text:span text:style-name="T80">self</text:span><text:span text:style-name="T80">.system[:</text:span><text:span text:style-name="T80">, </text:span><text:span text:style-name="T80">-</text:span><text:span text:style-name="T80">self</text:span><text:span text:style-name="T80">.dimension:]</text:span><text:line-break/><text:span text:style-name="T80"> <text:s text:c="7"/></text:span><text:span text:style-name="T80"># Back-substitution</text:span><text:line-break/><text:span text:style-name="T80"> <text:s text:c="7"/></text:span><text:span text:style-name="T80">state = np.copy(</text:span><text:span text:style-name="T80">self</text:span><text:span text:style-name="T80">.system)</text:span><text:line-break/><text:span text:style-name="T80"> <text:s text:c="7"/></text:span><text:span text:style-name="T80">for </text:span><text:span text:style-name="T80">i </text:span><text:span text:style-name="T80">in </text:span><text:span text:style-name="T80">reversed</text:span><text:span text:style-name="T80">(</text:span><text:span text:style-name="T80">range</text:span><text:span text:style-name="T80">(</text:span><text:span text:style-name="T80">self</text:span><text:span text:style-name="T80">.dimension)):</text:span><text:line-break/><text:span text:style-name="T80"> <text:s text:c="11"/></text:span><text:span text:style-name="T80">self</text:span><text:span text:style-name="T80">.backwards(i)</text:span><text:line-break/><text:span text:style-name="T80"> <text:s text:c="7"/></text:span><text:span text:style-name="T80">self</text:span><text:span text:style-name="T80">.solution = np.copy(</text:span><text:span text:style-name="T80">self</text:span><text:span text:style-name="T80">.system[:</text:span><text:span text:style-name="T80">, </text:span><text:span text:style-name="T80">-</text:span><text:span text:style-name="T80">1</text:span><text:span text:style-name="T80">])</text:span><text:line-break/><text:span text:style-name="T80"> <text:s text:c="7"/></text:span><text:span text:style-name="T80"># Find inverse matrix column-by-column</text:span><text:line-break/><text:span text:style-name="T80"> <text:s text:c="7"/></text:span><text:span text:style-name="T80">columns = </text:span><text:span text:style-name="T80">self</text:span><text:span text:style-name="T80">.inverse.T</text:span><text:line-break/><text:span text:style-name="T80"> <text:s text:c="7"/></text:span><text:span text:style-name="T80">for </text:span><text:span text:style-name="T80">column_index </text:span><text:span text:style-name="T80">in </text:span><text:span text:style-name="T80">range</text:span><text:span text:style-name="T80">(</text:span><text:span text:style-name="T80">self</text:span><text:span text:style-name="T80">.dimension):</text:span><text:line-break/><text:span text:style-name="T80"> <text:s text:c="11"/></text:span><text:span text:style-name="T80">self</text:span><text:span text:style-name="T80">.system = np.copy(state)</text:span><text:line-break/><text:span text:style-name="T80"> <text:s text:c="11"/></text:span><text:span text:style-name="T80">self</text:span><text:span text:style-name="T80">.system[:</text:span><text:span text:style-name="T80">, </text:span><text:span text:style-name="T80">-</text:span><text:span text:style-name="T80">1</text:span><text:span text:style-name="T80">] = columns[column_index]</text:span><text:line-break/><text:span text:style-name="T80"> <text:s text:c="11"/></text:span><text:span text:style-name="T80">for </text:span><text:span text:style-name="T80">i </text:span><text:span text:style-name="T80">in </text:span><text:span text:style-name="T80">reversed</text:span><text:span text:style-name="T80">(</text:span><text:span text:style-name="T80">range</text:span><text:span text:style-name="T80">(</text:span><text:span text:style-name="T80">self</text:span><text:span text:style-name="T80">.dimension)):</text:span><text:line-break/><text:span text:style-name="T80"> <text:s text:c="15"/></text:span><text:span text:style-name="T80">self</text:span><text:span text:style-name="T80">.backwards(i)</text:span><text:line-break/><text:span text:style-name="T80"> <text:s text:c="11"/></text:span><text:span text:style-name="T80">self</text:span><text:span text:style-name="T80">.inverse[:</text:span><text:span text:style-name="T80">, </text:span><text:span text:style-name="T80">column_index] = np.copy(</text:span><text:span text:style-name="T80">self</text:span><text:span text:style-name="T80">.system[:</text:span><text:span text:style-name="T80">, </text:span><text:span text:style-name="T80">-</text:span><text:span text:style-name="T80">1</text:span><text:span text:style-name="T80">])</text:span><text:line-break/><text:line-break/><text:span text:style-name="T80"> <text:s text:c="3"/></text:span><text:span text:style-name="T80">def </text:span><text:span text:style-name="T80">residual</text:span><text:span text:style-name="T80">(</text:span><text:span text:style-name="T80">self</text:span><text:span text:style-name="T80">):</text:span><text:line-break/><text:span text:style-name="T80"> <text:s text:c="7"/></text:span><text:span text:style-name="T80">return </text:span><text:span text:style-name="T80">np.dot(</text:span><text:span text:style-name="T80">self</text:span><text:span text:style-name="T80">.initial_matrix</text:span><text:span text:style-name="T80">, </text:span><text:span text:style-name="T80">self</text:span><text:span text:style-name="T80">.solution) - </text:span><text:span text:style-name="T80">self</text:span><text:span text:style-name="T80">.initial_vector</text:span><text:line-break/><text:line-break/><text:span text:style-name="T80"> <text:s text:c="3"/></text:span><text:span text:style-name="T80">def </text:span><text:span text:style-name="T80">verification_matrix</text:span><text:span text:style-name="T80">(</text:span><text:span text:style-name="T80">self</text:span><text:span text:style-name="T80">):</text:span><text:line-break/><text:span text:style-name="T80"> <text:s text:c="7"/></text:span><text:span text:style-name="T80">return </text:span><text:span text:style-name="T80">np.dot(</text:span><text:span text:style-name="T80">self</text:span><text:span text:style-name="T80">.inverse</text:span><text:span text:style-name="T80">, </text:span><text:span text:style-name="T80">self</text:span><text:span text:style-name="T80">.initial_matrix)</text:span></text:p>
      <text:p text:style-name="P28"><text:span text:style-name="T80"/></text:p>
      <text:p text:style-name="P26"><text:span text:style-name="T14"/></text:p>
      <text:p text:style-name="P25"><text:span text:style-name="T12">#main.py</text:span></text:p>
      <text:p text:style-name="P30"><text:span text:style-name="T57">from </text:span><text:span text:style-name="T57">toolkit </text:span><text:span text:style-name="T57">import </text:span><text:span text:style-name="T57">*</text:span><text:span text:style-name="T50"><text:line-break/><text:line-break/><text:line-break/></text:span><text:span text:style-name="T57">k = -</text:span><text:span text:style-name="T57">3</text:span><text:span text:style-name="T50"><text:line-break/></text:span><text:span text:style-name="T57">alpha = k / </text:span><text:span text:style-name="T57">2</text:span><text:span text:style-name="T50"><text:line-break/><text:line-break/></text:span><text:span text:style-name="T57">A = [[</text:span><text:span text:style-name="T57">3.81</text:span><text:span text:style-name="T57">, </text:span><text:span text:style-name="T57">0.25</text:span><text:span text:style-name="T57">, </text:span><text:span text:style-name="T57">1.28</text:span><text:span text:style-name="T57">, </text:span><text:span text:style-name="T57">0.75 </text:span><text:span text:style-name="T57">+ alpha]</text:span><text:span text:style-name="T57">,</text:span><text:span text:style-name="T50"><text:line-break/></text:span><text:span text:style-name="T57"> <text:s text:c="4"/></text:span><text:span text:style-name="T57">[</text:span><text:span text:style-name="T57">2.25</text:span><text:span text:style-name="T57">, </text:span><text:span text:style-name="T57">1.32</text:span><text:span text:style-name="T57">, </text:span><text:span text:style-name="T57">4.58 </text:span><text:span text:style-name="T57">+ alpha</text:span><text:span text:style-name="T57">, </text:span><text:span text:style-name="T57">0.49</text:span><text:span text:style-name="T57">]</text:span><text:span text:style-name="T57">,</text:span><text:span text:style-name="T50"><text:line-break/></text:span><text:span text:style-name="T57"> <text:s text:c="4"/></text:span><text:span text:style-name="T57">[</text:span><text:span text:style-name="T57">5.31</text:span><text:span text:style-name="T57">, </text:span><text:span text:style-name="T57">6.28 </text:span><text:span text:style-name="T57">+ alpha</text:span><text:span text:style-name="T57">, </text:span><text:span text:style-name="T57">0.98</text:span><text:span text:style-name="T57">, </text:span><text:span text:style-name="T57">1.04</text:span><text:span text:style-name="T57">]</text:span><text:span text:style-name="T57">,</text:span><text:span text:style-name="T50"><text:line-break/></text:span><text:span text:style-name="T57"> <text:s text:c="4"/></text:span><text:span text:style-name="T57">[</text:span><text:span text:style-name="T57">9.39 </text:span><text:span text:style-name="T57">+ alpha</text:span><text:span text:style-name="T57">, </text:span><text:span text:style-name="T57">2.45</text:span><text:span text:style-name="T57">, </text:span><text:span text:style-name="T57">3.35</text:span><text:span text:style-name="T57">, </text:span><text:span text:style-name="T57">2.28</text:span><text:span text:style-name="T57">]]</text:span><text:span text:style-name="T50"><text:line-break/></text:span><text:span text:style-name="T57">f = [</text:span><text:span text:style-name="T57">4.21</text:span><text:span text:style-name="T57">, </text:span><text:span text:style-name="T57">6.47 </text:span><text:span text:style-name="T57">+ alpha</text:span><text:span text:style-name="T57">, </text:span><text:span text:style-name="T57">2.38</text:span><text:span text:style-name="T57">, </text:span><text:span text:style-name="T57">10.48 </text:span><text:span text:style-name="T57">+ alpha]</text:span><text:span text:style-name="T50"><text:line-break/><text:line-break/></text:span><text:span text:style-name="T57">S = SLAE(A</text:span><text:span text:style-name="T57">, </text:span><text:span text:style-name="T57">f)</text:span><text:span text:style-name="T50"><text:line-break/></text:span><text:span text:style-name="T57">print</text:span><text:span text:style-name="T57">(</text:span><text:span text:style-name="T57">'Initial matrix: '</text:span><text:span text:style-name="T57">)</text:span><text:span text:style-name="T50"><text:line-break/></text:span><text:span text:style-name="T57">print</text:span><text:span text:style-name="T57">(S.initial_matrix)</text:span><text:span text:style-name="T50"><text:line-break/></text:span><text:span text:style-name="T57">S.gaussian_elimination()</text:span><text:span text:style-name="T50"><text:line-break/></text:span><text:span text:style-name="T57">print</text:span><text:span text:style-name="T57">(</text:span><text:span text:style-name="T57">'</text:span><text:span text:style-name="T57">\n</text:span><text:span text:style-name="T57">Vector of solutions: '</text:span><text:span text:style-name="T57">)</text:span><text:span text:style-name="T50"><text:line-break/></text:span><text:span text:style-name="T57">print</text:span><text:span text:style-name="T57">(S.solution)</text:span><text:span text:style-name="T50"><text:line-break/></text:span><text:span text:style-name="T57">print</text:span><text:span text:style-name="T57">(</text:span><text:span text:style-name="T57">'</text:span><text:span text:style-name="T57">\n</text:span><text:span text:style-name="T57">Determinant:'</text:span><text:span text:style-name="T57">, </text:span><text:span text:style-name="T57">S.determinant)</text:span><text:span text:style-name="T50"><text:line-break/></text:span><text:span text:style-name="T57">print</text:span><text:span text:style-name="T57">(</text:span><text:span text:style-name="T57">'</text:span><text:span text:style-name="T57">\n</text:span><text:span text:style-name="T57">Inverse matrix: '</text:span><text:span text:style-name="T57">)</text:span><text:span text:style-name="T50"><text:line-break/></text:span><text:span text:style-name="T57">print</text:span><text:span text:style-name="T57">(S.inverse)</text:span><text:span text:style-name="T50"><text:line-break/></text:span><text:span text:style-name="T57">print</text:span><text:span text:style-name="T57">(</text:span><text:span text:style-name="T57">'</text:span><text:span text:style-name="T57">\n</text:span><text:span text:style-name="T57">Residual vector: '</text:span><text:span text:style-name="T57">)</text:span><text:span text:style-name="T50"><text:line-break/></text:span><text:span text:style-name="T57">print</text:span><text:span text:style-name="T57">(S.residual())</text:span><text:span text:style-name="T50"><text:line-break/></text:span><text:span text:style-name="T57">print</text:span><text:span text:style-name="T57">(</text:span><text:span text:style-name="T57">'</text:span><text:span text:style-name="T57">\n</text:span><text:span text:style-name="T57">Inverse matrix * original matrix: '</text:span><text:span text:style-name="T57">)</text:span><text:span text:style-name="T50"><text:line-break/></text:span><text:span text:style-name="T57">print</text:span><text:span text:style-name="T57">(S.verification_matrix())</text:span><text:line-break/></text:p>
      <text:p text:style-name="P24"/>
      <text:p text:style-name="P23"><text:soft-page-break/><text:span text:style-name="T12"/></text:p>
      <text:p text:style-name="P23"><text:span text:style-name="T12">STDOUT:</text:span></text:p>
      <text:p text:style-name="P27"><text:span text:style-name="T14">Initial matrix: </text:span></text:p>
      <text:p text:style-name="P27"><text:span text:style-name="T14">[[ 3.81 <text:s/>0.25 <text:s/>1.28 -0.75]</text:span></text:p>
      <text:p text:style-name="P27"><text:span text:style-name="T14"><text:s/>[ 2.25 <text:s/>1.32 <text:s/>3.08 <text:s/>0.49]</text:span></text:p>
      <text:p text:style-name="P27"><text:span text:style-name="T14"><text:s/>[ 5.31 <text:s/>4.78 <text:s/>0.98 <text:s/>1.04]</text:span></text:p>
      <text:p text:style-name="P27"><text:span text:style-name="T14"><text:s/>[ 7.89 <text:s/>2.45 <text:s/>3.35 <text:s/>2.28]]</text:span></text:p>
      <text:p text:style-name="P27"><text:span text:style-name="T14"/></text:p>
      <text:p text:style-name="P27"><text:span text:style-name="T14">Vector of solutions: </text:span></text:p>
      <text:p text:style-name="P27"><text:span text:style-name="T14">[ 0.72723036 -0.61041414 <text:s/>1.32255827 <text:s/>0.13469163]</text:span></text:p>
      <text:p text:style-name="P27"><text:span text:style-name="T14"/></text:p>
      <text:p text:style-name="P27"><text:span text:style-name="T14">Determinant: -118.47803955000002</text:span></text:p>
      <text:p text:style-name="P27"><text:span text:style-name="T14"/></text:p>
      <text:p text:style-name="P27"><text:span text:style-name="T14">Inverse matrix: </text:span></text:p>
      <text:p text:style-name="P27"><text:span text:style-name="T14">[[ 0.174706 <text:s text:c="2"/>-0.17901978 -0.01158508 <text:s/>0.10122705]</text:span></text:p>
      <text:p text:style-name="P27"><text:span text:style-name="T14"><text:s/>[-0.08355733 <text:s/>0.14599108 <text:s/>0.26550247 -0.17996763]</text:span></text:p>
      <text:p text:style-name="P27"><text:span text:style-name="T14"><text:s/>[-0.01294344 <text:s/>0.41668692 -0.0865428 <text:s/>-0.05433318]</text:span></text:p>
      <text:p text:style-name="P27"><text:span text:style-name="T14"><text:s/>[-0.49576945 -0.14961109 -0.11805107 <text:s/>0.36151555]]</text:span></text:p>
      <text:p text:style-name="P27"><text:span text:style-name="T14"/></text:p>
      <text:p text:style-name="P27"><text:span text:style-name="T14">Residual vector: </text:span></text:p>
      <text:p text:style-name="P27"><text:span text:style-name="T14">[ 8.8817842e-16 -8.8817842e-16 <text:s/>0.0000000e+00 <text:s/>0.0000000e+00]</text:span></text:p>
      <text:p text:style-name="P27"><text:span text:style-name="T14"/></text:p>
      <text:p text:style-name="P27"><text:span text:style-name="T14">Inverse matrix * original matrix: </text:span></text:p>
      <text:p text:style-name="P27"><text:span text:style-name="T14">[[ 1.00000000e+00 -4.09990626e-17 -1.41757305e-18 <text:s/>2.74047894e-17]</text:span></text:p>
      <text:p text:style-name="P27"><text:span text:style-name="T14"><text:s/>[-1.08683536e-16 <text:s/>1.00000000e+00 -8.39854968e-17 <text:s/>3.62757634e-17]</text:span></text:p>
      <text:p text:style-name="P27"><text:span text:style-name="T14"><text:s/>[ 1.30860778e-16 <text:s/>1.12126076e-16 <text:s/>1.00000000e+00 <text:s/>1.14493306e-17]</text:span></text:p>
      <text:p text:style-name="P27"><text:span text:style-name="T14"><text:s/>[ 4.84012421e-17 <text:s/>3.80238617e-19 <text:s/>1.73662467e-16 <text:s/>1.00000000e+00]]</text:span></text:p>
      <text:p text:style-name="P23"><text:span text:style-name="T12"/></text:p>
      <text:p text:style-name="P23"><text:span text:style-name="T12">Выводы:</text:span></text:p>
      <text:p text:style-name="P24"><text:span text:style-name="T12">Метод Гаусса — это точный метод решения СЛАУ, поиска определителя и нахождения обратной матрицы. Наличие ненулевой невязки обусловлено несовершенством представления рациональных чисел на машинном уровне</text:span></text:p>
      <text:p text:style-name="P22"><text:span text:style-name="T2"/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Calibri1" style:font-family-asian="Calibri" style:font-family-generic-asian="system" style:font-pitch-asian="variable" style:font-size-asian="14pt" style:language-asian="en" style:country-asian="GB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Calibri1" style:font-family-asian="Calibri" style:font-family-generic-asian="system" style:font-pitch-asian="variable" style:font-size-asian="13pt" style:language-asian="en" style:country-asian="GB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Calibri1" style:font-family-asian="Calibri" style:font-family-generic-asian="system" style:font-pitch-asian="variable" style:language-asian="en" style:country-asian="GB" style:font-style-asian="italic" style:font-name-complex="DejaVu Sans" style:font-family-complex="'DejaVu Sans'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0</meta:editing-cycles>
    <meta:creation-date>2019-10-29T19:51:00</meta:creation-date>
    <dc:date>2019-12-19T12:26:28.740394810</dc:date>
    <meta:editing-duration>PT25M30S</meta:editing-duration>
    <meta:generator>LibreOffice/6.2.8.2$Linux_X86_64 LibreOffice_project/20$Build-2</meta:generator>
    <meta:document-statistic meta:table-count="0" meta:image-count="0" meta:object-count="0" meta:page-count="4" meta:paragraph-count="41" meta:word-count="553" meta:character-count="5545" meta:non-whitespace-character-count="4302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